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41c224" officeooo:paragraph-rsid="0041c224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e9f3f" officeooo:paragraph-rsid="0045a0d9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8d9dd" officeooo:paragraph-rsid="0039bc13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38d9dd" officeooo:paragraph-rsid="0038d9dd" style:font-weight-asian="normal" style:font-weight-complex="normal"/>
    </style:style>
    <style:style style:name="P16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0e9f3f" officeooo:paragraph-rsid="004341e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0e9f3f" officeooo:paragraph-rsid="00451113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Arial" fo:font-weight="bold" officeooo:rsid="0038d9dd" officeooo:paragraph-rsid="0046b39e" style:font-weight-asian="bold" style:font-weight-complex="bold"/>
    </style:style>
    <style:style style:name="P23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24" style:family="paragraph" style:parent-style-name="Standard" style:list-style-name="L3">
      <style:text-properties style:font-name="Arial" fo:font-weight="normal" officeooo:rsid="001264b9" officeooo:paragraph-rsid="001264b9" style:font-weight-asian="normal" style:font-weight-complex="normal"/>
    </style:style>
    <style:style style:name="P25" style:family="paragraph" style:parent-style-name="Standard" style:list-style-name="L3">
      <style:text-properties style:font-name="Arial" fo:font-weight="normal" officeooo:rsid="001a4bcf" officeooo:paragraph-rsid="001a4bcf" style:font-weight-asian="normal" style:font-weight-complex="normal"/>
    </style:style>
    <style:style style:name="P26" style:family="paragraph" style:parent-style-name="Standard" style:list-style-name="L3">
      <style:text-properties style:font-name="Arial" fo:font-weight="normal" officeooo:rsid="0027c76a" officeooo:paragraph-rsid="0027c76a" style:font-weight-asian="normal" style:font-weight-complex="normal"/>
    </style:style>
    <style:style style:name="P27" style:family="paragraph" style:parent-style-name="Standard" style:list-style-name="L3">
      <style:text-properties style:font-name="Arial" fo:font-weight="normal" officeooo:rsid="00285ad4" officeooo:paragraph-rsid="00285ad4" style:font-weight-asian="normal" style:font-weight-complex="normal"/>
    </style:style>
    <style:style style:name="P28" style:family="paragraph" style:parent-style-name="Standard" style:list-style-name="L3">
      <style:text-properties style:font-name="Arial" fo:font-weight="normal" officeooo:rsid="001e6d1c" officeooo:paragraph-rsid="001e6d1c" style:font-weight-asian="normal" style:font-weight-complex="normal"/>
    </style:style>
    <style:style style:name="P29" style:family="paragraph" style:parent-style-name="Standard" style:list-style-name="L3">
      <style:text-properties style:font-name="Arial" fo:font-weight="normal" officeooo:rsid="001e6d1c" officeooo:paragraph-rsid="002173cd" style:font-weight-asian="normal" style:font-weight-complex="normal"/>
    </style:style>
    <style:style style:name="P30" style:family="paragraph" style:parent-style-name="Standard" style:list-style-name="L3">
      <style:text-properties style:font-name="Arial" fo:font-weight="normal" officeooo:rsid="002173cd" officeooo:paragraph-rsid="002173cd" style:font-weight-asian="normal" style:font-weight-complex="normal"/>
    </style:style>
    <style:style style:name="P31" style:family="paragraph" style:parent-style-name="Standard" style:list-style-name="L3">
      <style:text-properties style:font-name="Arial" fo:font-weight="normal" officeooo:rsid="000e9f3f" officeooo:paragraph-rsid="001a4bcf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0e9f3f" officeooo:paragraph-rsid="004a0e85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0e9f3f" officeooo:paragraph-rsid="004a545e" style:font-weight-asian="normal" style:font-weight-complex="normal"/>
    </style:style>
    <style:style style:name="P34" style:family="paragraph" style:parent-style-name="Standard" style:list-style-name="L2">
      <style:text-properties style:font-name="Arial" fo:font-size="12pt" fo:font-weight="normal" officeooo:rsid="0041c224" officeooo:paragraph-rsid="0041c224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style:font-name="Arial" fo:font-size="12pt" fo:font-weight="normal" officeooo:rsid="004b4ebf" officeooo:paragraph-rsid="004b4ebf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Arial" fo:font-size="12pt" fo:font-weight="normal" officeooo:rsid="000e9f3f" officeooo:paragraph-rsid="0048548a" style:font-size-asian="12pt" style:font-weight-asian="normal" style:font-size-complex="12pt" style:font-weight-complex="normal"/>
    </style:style>
    <style:style style:name="P38" style:family="paragraph" style:parent-style-name="Standard" style:list-style-name="L3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3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3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text-properties style:font-name="Arial" fo:font-size="12pt" fo:font-style="normal" fo:font-weight="normal" officeooo:rsid="0037a014" officeooo:paragraph-rsid="0037a01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3">
      <style:text-properties style:font-name="Arial" fo:font-size="12pt" fo:font-style="italic" fo:font-weight="bold" officeooo:rsid="002173cd" officeooo:paragraph-rsid="002173cd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 style:list-style-name="L3">
      <style:text-properties style:font-name="Arial" fo:font-size="12pt" fo:font-style="italic" fo:font-weight="bold" officeooo:rsid="00236684" officeooo:paragraph-rsid="002173cd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 style:list-style-name="L4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text-properties style:font-name="Arial" fo:font-style="italic" fo:font-weight="bold" officeooo:rsid="00285ad4" officeooo:paragraph-rsid="00285ad4" style:font-style-asian="italic" style:font-weight-asian="bold" style:font-style-complex="italic" style:font-weight-complex="bold"/>
    </style:style>
    <style:style style:name="P53" style:family="paragraph" style:parent-style-name="Standard" style:list-style-name="L3">
      <style:text-properties style:font-name="Arial" fo:font-style="normal" fo:font-weight="normal" officeooo:rsid="003e0ea5" officeooo:paragraph-rsid="003e0ea5" style:font-style-asian="normal" style:font-weight-asian="normal" style:font-style-complex="normal" style:font-weight-complex="normal"/>
    </style:style>
    <style:style style:name="P54" style:family="paragraph" style:parent-style-name="Standard" style:list-style-name="L3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55" style:family="paragraph" style:parent-style-name="Standard" style:list-style-name="L3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56" style:family="paragraph" style:parent-style-name="Standard" style:list-style-name="L3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57" style:family="paragraph" style:parent-style-name="Standard" style:list-style-name="L3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58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P59" style:family="paragraph" style:parent-style-name="Standard" style:list-style-name="L6">
      <style:text-properties style:font-name="Arial" fo:font-weight="bold" officeooo:rsid="000e9f3f" officeooo:paragraph-rsid="000e9f3f" style:font-weight-asian="bold" style:font-weight-complex="bold"/>
    </style:style>
    <style:style style:name="P60" style:family="paragraph" style:parent-style-name="Standard">
      <style:text-properties style:font-name="Arial" fo:font-weight="bold" officeooo:rsid="0038d9dd" officeooo:paragraph-rsid="004a0e85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4cee" style:font-style-asian="normal" style:font-style-complex="normal"/>
    </style:style>
    <style:style style:name="T6" style:family="text">
      <style:text-properties fo:font-style="normal" officeooo:rsid="003407f0" style:font-style-asian="normal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236684" style:font-size-asian="12pt" style:font-size-complex="12pt"/>
    </style:style>
    <style:style style:name="T21" style:family="text">
      <style:text-properties fo:font-size="12pt" officeooo:rsid="0030f661" style:font-size-asian="12pt" style:font-size-complex="12pt"/>
    </style:style>
    <style:style style:name="T22" style:family="text">
      <style:text-properties officeooo:rsid="00285ad4"/>
    </style:style>
    <style:style style:name="T23" style:family="text">
      <style:text-properties officeooo:rsid="002be064"/>
    </style:style>
    <style:style style:name="T24" style:family="text">
      <style:text-properties officeooo:rsid="002d478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380e36"/>
    </style:style>
    <style:style style:name="T27" style:family="text">
      <style:text-properties officeooo:rsid="0038d9dd"/>
    </style:style>
    <style:style style:name="T28" style:family="text">
      <style:text-properties officeooo:rsid="003c5197"/>
    </style:style>
    <style:style style:name="T29" style:family="text">
      <style:text-properties fo:font-variant="normal" fo:text-transform="none" fo:color="#000000" style:font-name="Arial" fo:letter-spacing="normal" fo:font-style="normal" officeooo:rsid="003f64bf"/>
    </style:style>
    <style:style style:name="T30" style:family="text">
      <style:text-properties officeooo:rsid="004053e6"/>
    </style:style>
    <style:style style:name="T31" style:family="text">
      <style:text-properties style:font-name="Arial" fo:font-size="12pt" fo:font-weight="normal" officeooo:rsid="000e9f3f" style:font-size-asian="12pt" style:font-weight-asian="normal" style:font-size-complex="12pt" style:font-weight-complex="normal"/>
    </style:style>
    <style:style style:name="T32" style:family="text">
      <style:text-properties style:font-name="Arial" fo:font-weight="bold" officeooo:rsid="0038d9dd" style:font-weight-asian="bold" style:font-weight-complex="bold"/>
    </style:style>
    <style:style style:name="T33" style:family="text">
      <style:text-properties officeooo:rsid="004341ee"/>
    </style:style>
    <style:style style:name="T34" style:family="text">
      <style:text-properties officeooo:rsid="00451113"/>
    </style:style>
    <style:style style:name="T35" style:family="text">
      <style:text-properties officeooo:rsid="0045a0d9"/>
    </style:style>
    <style:style style:name="T36" style:family="text">
      <style:text-properties officeooo:rsid="0048548a"/>
    </style:style>
    <style:style style:name="T37" style:family="text">
      <style:text-properties officeooo:rsid="004a0e85"/>
    </style:style>
    <style:style style:name="T38" style:family="text">
      <style:text-properties officeooo:rsid="004a54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8209308043887263675" text:style-name="L1">
        <text:list-item>
          <text:p text:style-name="P23">pip3</text:p>
        </text:list-item>
        <text:list-item>
          <text:p text:style-name="P23">numpy</text:p>
        </text:list-item>
        <text:list-item>
          <text:p text:style-name="P23">matplotlib</text:p>
        </text:list-item>
        <text:list-item>
          <text:p text:style-name="P23">pillow</text:p>
        </text:list-item>
        <text:list-item>
          <text:p text:style-name="P23">scipy</text:p>
        </text:list-item>
      </text:list>
      <text:p text:style-name="P5"/>
      <text:p text:style-name="P5">Para instalar os módulos após ter o pip3, executar:</text:p>
      <text:p text:style-name="P5"><text:tab/>pip3 install numpy matplotlib pillow scipy</text:p>
      <text:p text:style-name="P1"/>
      <text:p text:style-name="P4">Algoritmos suportados:</text:p>
      <text:list xml:id="list3717334539601548869" text:style-name="L2">
        <text:list-item>
          <text:p text:style-name="P34">IBL1</text:p>
        </text:list-item>
        <text:list-item>
          <text:p text:style-name="P34">IBL2</text:p>
        </text:list-item>
        <text:list-item>
          <text:p text:style-name="P34">IBL3</text:p>
        </text:list-item>
        <text:list-item>
          <text:p text:style-name="P34">IBL4</text:p>
        </text:list-item>
        <text:list-item>
          <text:p text:style-name="P35">IBL5</text:p>
        </text:list-item>
      </text:list>
      <text:p text:style-name="P1"/>
      <text:p text:style-name="P2">Instruções para executar:</text:p>
      <text:p text:style-name="P12">Os seguintes comandos exibem todas as configurações possíveis:</text:p>
      <text:p text:style-name="P12"><text:tab/>python3 -m classify --help</text:p>
      <text:p text:style-name="P10"><text:tab/>python3 -m classify IB1 dataset –help</text:p>
      <text:p text:style-name="P10"><text:tab/>python3 -m classify IB1 spiral --help</text:p>
      <text:p text:style-name="P9"/>
      <text:p text:style-name="P13"><text:span text:style-name="T23">A seguir</text:span>, mostra-se alguns <text:span text:style-name="T24">possíveis </text:span>formatos de comandos:</text:p>
      <text:list xml:id="list6915354901744055808" text:style-name="L3">
        <text:list-item>
          <text:p text:style-name="P24">Uso básico, com divisão automática entre treinamento e teste:</text:p>
          <text:list>
            <text:list-item>
              <text:p text:style-name="P36">python3 -m classify <text:span text:style-name="T2">algoritmo</text:span><text:span text:style-name="T4"> </text:span>dataset -i <text:span text:style-name="T3">arquivo_de_entrada</text:span> -c <text:span text:style-name="T3">coluna_da_classe</text:span> -s <text:span text:style-name="T3">proporção_de_treinamento</text:span></text:p>
              <text:p text:style-name="P43"/>
            </text:list-item>
          </text:list>
        </text:list-item>
        <text:list-item>
          <text:p text:style-name="P38"><text:span text:style-name="T5">C</text:span><text:span text:style-name="T4">onjunto de treinamento explícito:</text:span></text:p>
          <text:list>
            <text:list-item>
              <text:p text:style-name="P25"><text:span text:style-name="T7">python3 -m classify </text:span><text:span text:style-name="T12">algoritmo </text:span><text:span text:style-name="T7">dataset -i </text:span><text:span text:style-name="T13">conjunto_de_treinamento</text:span><text:span text:style-name="T7"> -c </text:span><text:span text:style-name="T14">coluna_da_classe</text:span><text:span text:style-name="T7"> -e </text:span><text:span text:style-name="T14">conjunto_de_</text:span><text:span text:style-name="T13">teste</text:span></text:p>
            </text:list-item>
          </text:list>
          <text:p text:style-name="P26"/>
        </text:list-item>
        <text:list-item>
          <text:p text:style-name="P26">Conjunto <text:span text:style-name="T22">com </text:span>novas instâncias para classificação:</text:p>
          <text:list>
            <text:list-item>
              <text:p text:style-name="P27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  <text:p text:style-name="P52"/>
            </text:list-item>
          </text:list>
        </text:list-item>
        <text:list-item>
          <text:p text:style-name="P53">Exibir um gráfico com o<text:span text:style-name="T30">s</text:span> resultado<text:span text:style-name="T30">s</text:span> do <text:span text:style-name="T30">algoritmo</text:span>:</text:p>
          <text:list>
            <text:list-item>
              <text:p text:style-name="P53">python3 -m classify <text:span text:style-name="T1">algoritmo </text:span>-s dataset -i <text:span text:style-name="T1">arquivo_de_treinamento </text:span>-c <text:span text:style-name="T1">coluna_da_classe</text:span> -s <text:span text:style-name="T1">proporção_de_treinamento</text:span></text:p>
            </text:list-item>
          </text:list>
        </text:list-item>
      </text:list>
      <text:p text:style-name="P20"/>
      <text:list xml:id="list235108051667657" text:continue-numbering="true" text:style-name="L3">
        <text:list-item>
          <text:p text:style-name="P28"><text:span text:style-name="T7">Espiral simples, </text:span><text:span text:style-name="T10">mostrando e salvando o resultado</text:span><text:span text:style-name="T7">:</text:span></text:p>
          <text:list>
            <text:list-item>
              <text:p text:style-name="P29"><text:span text:style-name="T8">python3 -m classify </text:span><text:span text:style-name="T15">algoritmo</text:span><text:span text:style-name="T8"> -s spiral -g </text:span><text:span text:style-name="T15">tamanho_do_grid</text:span></text:p>
              <text:p text:style-name="P49"/>
            </text:list-item>
          </text:list>
        </text:list-item>
        <text:list-item>
          <text:p text:style-name="P30"><text:soft-page-break/><text:span text:style-name="T8">E</text:span><text:span text:style-name="T7">spiral dupla, </text:span><text:span text:style-name="T11">mostrando e salvando o resultado</text:span><text:span text:style-name="T7">:</text:span></text:p>
          <text:list>
            <text:list-item>
              <text:p text:style-name="P29"><text:span text:style-name="T8">python3 -m classify </text:span><text:span text:style-name="T16">algoritmo</text:span><text:span text:style-name="T8"> -s spiral -t double -g </text:span><text:span text:style-name="T16">tamanho_do_grid</text:span></text:p>
              <text:p text:style-name="P50"/>
            </text:list-item>
          </text:list>
        </text:list-item>
        <text:list-item>
          <text:p text:style-name="P54"><text:span text:style-name="T20">E</text:span><text:span text:style-name="T19">spiral com ruído:</text:span></text:p>
          <text:list>
            <text:list-item>
              <text:p text:style-name="P55"><text:span text:style-name="T19">python3 -m classify </text:span><text:span text:style-name="T12">algoritmo </text:span><text:span text:style-name="T19">-s spiral -t double -g </text:span><text:span text:style-name="T12">tamanho_do_grid </text:span><text:span text:style-name="T19">-n </text:span><text:span text:style-name="T12">intensidade_do_ruído</text:span></text:p>
            </text:list-item>
          </text:list>
        </text:list-item>
      </text:list>
      <text:p text:style-name="P21"/>
      <text:list xml:id="list235109047078418" text:continue-numbering="true" text:style-name="L3">
        <text:list-item>
          <text:p text:style-name="P56"><text:span text:style-name="T20">A</text:span><text:span text:style-name="T19">rquivo de saída explícito:</text:span></text:p>
          <text:list>
            <text:list-item>
              <text:p text:style-name="P57"><text:span text:style-name="T19">python3 -m classify </text:span><text:span text:style-name="T12">algoritmo</text:span><text:span text:style-name="T19"> -s spiral -t double -g </text:span><text:span text:style-name="T12">tamanho_do_grid </text:span><text:span text:style-name="T19">-</text:span><text:span text:style-name="T21">o </text:span><text:span text:style-name="T18">prefixo</text:span><text:span text:style-name="T17">_de_saída</text:span></text:p>
            </text:list-item>
          </text:list>
        </text:list-item>
      </text:list>
      <text:p text:style-name="P19"/>
      <text:list xml:id="list235107971133690" text:continue-numbering="true" text:style-name="L3">
        <text:list-header>
          <text:p text:style-name="P31"><text:span text:style-name="T8">Legenda</text:span><text:span text:style-name="T9">:</text:span></text:p>
          <text:list text:continue-numbering="true">
            <text:list-item>
              <text:p text:style-name="P44">algoritmo: <text:span text:style-name="T26">algoritmo de classificação (</text:span>IB1 ou IB2<text:span text:style-name="T26">)</text:span></text:p>
            </text:list-item>
            <text:list-item>
              <text:p text:style-name="P39"><text:span text:style-name="T4">arquivo_de_entrada: nome do conjunto de </text:span><text:span text:style-name="T5">entrada</text:span></text:p>
            </text:list-item>
            <text:list-item>
              <text:p text:style-name="P40"><text:span text:style-name="T5">p</text:span><text:span text:style-name="T4">refixo_de_saída: </text:span><text:span text:style-name="T6">string utilizada como prefixo nos nomes dos arquivos que forem salvos pelos programa. O prefixo padrão é “out”.</text:span></text:p>
            </text:list-item>
            <text:list-item>
              <text:p text:style-name="P41"><text:span text:style-name="T5">c</text:span><text:span text:style-name="T4">onjunto_de_treinamento: nome do arquivo com o conjunto de treinamento</text:span></text:p>
            </text:list-item>
            <text:list-item>
              <text:p text:style-name="P46">conjunto_de_teste: nome do arquivo com o conjunto de teste</text:p>
            </text:list-item>
            <text:list-item>
              <text:p text:style-name="P47">conjunto_de_<text:span text:style-name="T22">novas_instâncias</text:span>: nome do arquivo com <text:span text:style-name="T22">novas instâncias a serem classificadas. Obs: este arquivo precisa possuir o mesmo formato que os demais arquivos de entrada (incluindo a coluna de categoria, cujos valores devem estar em branco)</text:span></text:p>
            </text:list-item>
            <text:list-item>
              <text:p text:style-name="P45">coluna_da_classe: índice da coluna da classe (começando em 0)</text:p>
            </text:list-item>
            <text:list-item>
              <text:p text:style-name="P39"><text:span text:style-name="T4">proporção_de_treinamento: </text:span><text:span text:style-name="T5">especifica a porcentagem do conjunto de entrada que será usado como conjunto de treinamento (ex: 50)</text:span></text:p>
            </text:list-item>
            <text:list-item>
              <text:p text:style-name="P42"><text:span text:style-name="T5">t</text:span><text:span text:style-name="T4">amanho_do_grid: especifica o tamanho da imagem que contém a espiral</text:span></text:p>
            </text:list-item>
            <text:list-item>
              <text:p text:style-name="P48">intensidade_do_ruído: especifica a intensidade do ruído da espiral</text:p>
            </text:list-item>
          </text:list>
        </text:list-header>
      </text:list>
      <text:p text:style-name="P11"/>
      <text:p text:style-name="P7"/>
      <text:p text:style-name="P3">Exemplos de uso:</text:p>
      <text:list xml:id="list1660563478555413373" text:style-name="L4">
        <text:list-item>
          <text:p text:style-name="P51">generoIris2D:</text:p>
        </text:list-item>
      </text:list>
      <text:p text:style-name="P16"><text:tab/>python3 -m classify IB1 dataset -i datasets/generoIris2D.csv -c 2 -s 50 -o out</text:p>
      <text:p text:style-name="P16"><text:tab/>python3 -m classify IB2 dataset -i datasets/generoIris2D.csv -c 2 -s 50 -o out</text:p>
      <text:p text:style-name="P18"><text:tab/>python3 -m classify IB<text:span text:style-name="T34">1</text:span> dataset -i datasets/generoIris.csv -c <text:span text:style-name="T33">4</text:span> -s 50 -o out</text:p>
      <text:p text:style-name="P18"><text:tab/>python3 -m classify IB<text:span text:style-name="T34">2</text:span> dataset -i datasets/generoIris.csv -c <text:span text:style-name="T33">4</text:span> -s 50 -o out</text:p>
      <text:p text:style-name="P18"><text:tab/>python3 -m classify IB<text:span text:style-name="T33">3</text:span> dataset -i datasets/generoIris.csv -c <text:span text:style-name="T33">4</text:span> -s 50 -o out</text:p>
      <text:p text:style-name="P17"><text:tab/>python3 -m classify IB<text:span text:style-name="T33">4</text:span> dataset -i datasets/generoIris.csv -c <text:span text:style-name="T33">4</text:span> -s 50 -o out</text:p>
      <text:p text:style-name="P37"><text:tab/>python3 -m classify IB<text:span text:style-name="T36">5</text:span> dataset -i datasets/generoIris.csv -c <text:span text:style-name="T33">4</text:span> -s 50 -o out</text:p>
      <text:p text:style-name="P37"><text:tab/><text:span text:style-name="T29">python3 -m classify IB1 -s dataset -i datasets/generoIris2D.csv -c 2 -s 50 -o out</text:span></text:p>
      <text:p text:style-name="P6"/>
      <text:list xml:id="list5664800475888232900" text:style-name="L5">
        <text:list-item>
          <text:p text:style-name="P58"><text:span text:style-name="T27">E</text:span>spiral simples:</text:p>
        </text:list-item>
      </text:list>
      <text:p text:style-name="P6"><text:tab/>python3 -m classify IB1 spiral -t single -g <text:span text:style-name="T28">10</text:span>0 -o out</text:p>
      <text:p text:style-name="P6"><text:tab/>python3 -m classify IB2 spiral -t single -g <text:span text:style-name="T28">10</text:span>0 -o out</text:p>
      <text:p text:style-name="P8"><text:tab/>python3 -m classify IB<text:span text:style-name="T35">3</text:span> spiral -t single -g <text:span text:style-name="T28">10</text:span>0 -o out</text:p>
      <text:p text:style-name="P8"><text:tab/>python3 -m classify IB<text:span text:style-name="T35">4</text:span> spiral -t single -g <text:span text:style-name="T28">10</text:span>0 -o out</text:p>
      <text:p text:style-name="P32"><text:tab/>python3 -m classify IB<text:span text:style-name="T37">5</text:span> spiral -t single -g <text:span text:style-name="T28">10</text:span>0 -o out</text:p>
      <text:p text:style-name="P60"><text:tab/><text:span text:style-name="T25">python3 -m classify IB1 -s spiral -g 200 -n 5 -o output</text:span></text:p>
      <text:p text:style-name="P14"><text:soft-page-break/></text:p>
      <text:list xml:id="list3709037929673900187" text:style-name="L6">
        <text:list-item>
          <text:p text:style-name="P59"><text:span text:style-name="T27">E</text:span>spiral dupla:</text:p>
        </text:list-item>
      </text:list>
      <text:p text:style-name="P6"><text:tab/>python3 -m classify IB1 spiral -t double -g <text:span text:style-name="T28">10</text:span>0 -o out</text:p>
      <text:p text:style-name="P33"><text:tab/>python3 -m classify IB2 spiral -t double -g <text:span text:style-name="T28">10</text:span>0 -o out</text:p>
      <text:p text:style-name="P33"><text:tab/>python3 -m classify IB<text:span text:style-name="T38">3</text:span> spiral -t double -g <text:span text:style-name="T28">10</text:span>0 -o out</text:p>
      <text:p text:style-name="P22"><text:tab/><text:span text:style-name="T25">python3 -m classify IB1 -s spiral -t double -g 200 -n 5 -o output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26T23:51:07.409786743</dc:date>
    <meta:editing-duration>PT6H21M11S</meta:editing-duration>
    <meta:editing-cycles>51</meta:editing-cycles>
    <meta:generator>LibreOffice/5.0.6.2$Linux_X86_64 LibreOffice_project/00$Build-2</meta:generator>
    <dc:creator>Ghabriel Nunes</dc:creator>
    <meta:document-statistic meta:table-count="0" meta:image-count="0" meta:object-count="0" meta:page-count="3" meta:paragraph-count="75" meta:word-count="611" meta:character-count="3804" meta:non-whitespace-character-count="3288"/>
  </office:meta>
</office:document-meta>
</file>